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master-page-name="Standard">
      <style:paragraph-properties style:page-number="auto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language="ru" fo:country="RU" style:font-size-asian="11pt" style:font-size-complex="11pt"/>
    </style:style>
    <style:style style:name="T3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5" style:family="text">
      <style:text-properties fo:font-size="11pt" fo:language="en" fo:country="US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en" fo:country="US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ча №7.</text:p>
      <text:p text:style-name="Standard"><text:span text:style-name="T2">В таблице с данными содержатся координаты </text:span><text:span text:style-name="T5">x</text:span><text:span text:style-name="T7"> </text:span><text:span text:style-name="T2">и </text:span><text:span text:style-name="T5">y</text:span><text:span text:style-name="T7"> </text:span><text:span text:style-name="T2">точек некоторого изображения (давайте считать, что это обработанное фото трёх монеток с зашумлением). Примените к данным вашего варианта метод </text:span><text:span text:style-name="T6">k</text:span><text:span text:style-name="T7">-</text:span><text:span text:style-name="T2">средних, перебирая число кластеров </text:span><text:span text:style-name="T5">k</text:span><text:span text:style-name="T7"> = 2, 3, 4. </text:span><text:span text:style-name="T2">Для каждого </text:span><text:span text:style-name="T6">k</text:span><text:span text:style-name="T7"> </text:span><text:span text:style-name="T2">изобразите полученное разбиение на графике, выделяя кластеры разными цветами. По графикам оцените, насколько удалось распознать образы монеток.</text:span></text:p>
      <text:p text:style-name="P1"/>
      <text:p text:style-name="Standard"><text:span text:style-name="T1">Полезные команды в </text:span><text:span text:style-name="T3">Stata: </text:span><text:span text:style-name="T4">cluster</text:span><text:span text:style-name="T3">, </text:span><text:span text:style-name="T4">twow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8T19:42:26.67</meta:creation-date>
    <meta:document-statistic meta:table-count="0" meta:image-count="0" meta:object-count="0" meta:page-count="1" meta:paragraph-count="3" meta:word-count="65" meta:character-count="449"/>
    <dc:date>2017-05-28T19:44:17.77</dc:date>
    <meta:editing-duration>PT1M51S</meta:editing-duration>
    <meta:editing-cycles>1</meta:editing-cycles>
    <meta:generator>OpenOffice/4.1.1$Win32 OpenOffice.org_project/411m6$Build-9775</meta:generator>
  </office:meta>
</office:document-meta>
</file>